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svg:font-family="Palatino" style:font-family-generic="roman"/>
    <style:font-face style:name="Calibri"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Calibri1" svg:font-family="Calibri"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6.907cm" table:align="left"/>
    </style:style>
    <style:style style:name="Tableau1.A" style:family="table-column">
      <style:table-column-properties style:column-width="6.297cm"/>
    </style:style>
    <style:style style:name="Tableau1.B" style:family="table-column">
      <style:table-column-properties style:column-width="5.609cm"/>
    </style:style>
    <style:style style:name="Tableau1.C" style:family="table-column">
      <style:table-column-properties style:column-width="5.001cm"/>
    </style:style>
    <style:style style:name="Tableau1.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au1.C1" style:family="table-cell">
      <style:table-cell-properties style:vertical-align="middle" style:border-line-width="0.002cm 0.004cm 0.002cm" fo:padding="0.049cm" fo:border="0.15pt double #808080"/>
    </style:style>
    <style:style style:name="Tableau1.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au1.C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Table_20_Heading">
      <style:text-properties fo:font-size="7pt" style:font-size-asian="7pt" style:font-size-complex="7pt"/>
    </style:style>
    <style:style style:name="P2" style:family="paragraph" style:parent-style-name="Text_20_body">
      <style:paragraph-properties fo:text-align="justify" style:justify-single-word="false"/>
    </style:style>
    <style:style style:name="P3" style:family="paragraph" style:parent-style-name="Preformatted_20_Text">
      <style:text-properties style:font-name="Courier New"/>
    </style:style>
    <style:style style:name="P4" style:family="paragraph" style:parent-style-name="Preformatted_20_Text">
      <style:text-properties style:font-name="Courier New" fo:font-size="8pt" style:font-size-asian="8pt" style:font-size-complex="8pt"/>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style:font-name="Courier New"/>
    </style:style>
    <style:style style:name="P7" style:family="paragraph" style:parent-style-name="Preformatted_20_Text">
      <style:paragraph-properties fo:margin-top="0cm" fo:margin-bottom="0.499cm" loext:contextual-spacing="false"/>
      <style:text-properties style:font-name="Courier New" fo:font-size="8pt" style:font-size-asian="8pt" style:font-size-complex="8pt"/>
    </style:style>
    <style:style style:name="P8" style:family="paragraph" style:parent-style-name="Heading_20_2">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style:font-name="Calibri1"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Heading_20_1">
      <style:paragraph-properties fo:text-align="center" style:justify-single-word="false"/>
      <style:text-properties style:font-name="Calibri1"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style:font-name="Courier New" fo:font-size="10pt" style:font-size-asian="10pt" style:font-size-complex="10pt"/>
    </style:style>
    <style:style style:name="T2" style:family="text">
      <style:text-properties style:font-name="Courier New" fo:font-size="11pt" style:font-size-asian="11pt" style:font-size-complex="11pt"/>
    </style:style>
    <style:style style:name="T3" style:family="text">
      <style:text-properties officeooo:rsid="0006828f"/>
    </style:style>
    <style:style style:name="T4" style:family="text">
      <style:text-properties style:font-name="Courier New"/>
    </style:style>
    <style:style style:name="T5" style:family="text">
      <style:text-properties style:font-name="Courier New" fo:font-size="11pt" style:font-size-asian="11pt" style:font-size-complex="11pt"/>
    </style:style>
    <style:style style:name="T6" style:family="text">
      <style:text-properties style:font-name="Courier New" fo:font-size="11pt" officeooo:rsid="00075526" style:font-size-asian="11pt" style:font-size-complex="11pt"/>
    </style:style>
    <style:style style:name="T7" style:family="text">
      <style:text-properties style:font-name="Courier New" fo:font-size="10pt" style:font-size-asian="10pt" style:font-size-complex="10pt"/>
    </style:style>
    <style:style style:name="T8" style:family="text">
      <style:text-properties style:font-name="Courier New" officeooo:rsid="00075526"/>
    </style:style>
    <style:style style:name="T9" style:family="text">
      <style:text-properties fo:font-size="11pt" style:font-size-asian="11pt" style:font-size-complex="11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0.5pt" style:font-size-asian="10.5pt" style:font-size-complex="10.5pt"/>
    </style:style>
    <style:style style:name="T13" style:family="text">
      <style:text-properties fo:font-size="10pt" style:font-size-asian="10pt" style:font-size-complex="10pt"/>
    </style:style>
    <style:style style:name="T14" style:family="text">
      <style:text-properties officeooo:rsid="000755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A Simple Makefile Tutorial</text:h>
      <text:h text:style-name="P12" text:outline-level="1">Bruce A. Maxwell</text:h>
      <text:p text:style-name="P11"/>
      <text:p text:style-name="Text_20_body">Makefiles are a simple way to organize code compilation. This tutorial does not even scratch the surface of what is possible using <text:span text:style-name="Emphasis">make</text:span>, but is intended as a starters guide so that you can quickly and easily create your own makefiles for small to medium-sized projects.</text:p>
      <text:h text:style-name="Heading_20_3" text:outline-level="3">A Simple Example</text:h>
      <text:p text:style-name="P2">Let's start off with the following three files, <text:span text:style-name="T2">hellomake.c</text:span>, <text:span text:style-name="T2">hellofunc.c</text:span>, and <text:span text:style-name="T2">hellomake.h</text:span>, which would represent a typical main program, some functional code in a separate file, and an include file, respectively.</text:p>
      <table:table table:name="Tableau1" table:style-name="Tableau1">
        <table:table-column table:style-name="Tableau1.A"/>
        <table:table-column table:style-name="Tableau1.B"/>
        <table:table-column table:style-name="Tableau1.C"/>
        <table:table-row>
          <table:table-cell table:style-name="Tableau1.A1" office:value-type="string">
            <text:p text:style-name="P1">hellomake.c</text:p>
          </table:table-cell>
          <table:table-cell table:style-name="Tableau1.A1" office:value-type="string">
            <text:p text:style-name="P1">hellofunc.c</text:p>
          </table:table-cell>
          <table:table-cell table:style-name="Tableau1.C1" office:value-type="string">
            <text:p text:style-name="P1">hellomake.h</text:p>
          </table:table-cell>
        </table:table-row>
        <table:table-row>
          <table:table-cell table:style-name="Tableau1.A2" office:value-type="string">
            <text:p text:style-name="P4">#include &lt;hellomake.h&gt;</text:p>
            <text:p text:style-name="P4"/>
            <text:p text:style-name="P4">int main() {</text:p>
            <text:p text:style-name="P4"><text:s text:c="2"/>/* <text:span text:style-name="T3">appel dans un autre fichier */</text:span></text:p>
            <text:p text:style-name="P4"><text:s text:c="2"/>myPrintHelloMake();</text:p>
            <text:p text:style-name="P4"/>
            <text:p text:style-name="P4"><text:s text:c="2"/>return(0);</text:p>
            <text:p text:style-name="P7">}</text:p>
          </table:table-cell>
          <table:table-cell table:style-name="Tableau1.A2" office:value-type="string">
            <text:p text:style-name="P4">#include &lt;stdio.h&gt;</text:p>
            <text:p text:style-name="P4">#include &lt;hellomake.h&gt;</text:p>
            <text:p text:style-name="P4"/>
            <text:p text:style-name="P4">void myPrintHelloMake(void) {</text:p>
            <text:p text:style-name="P4"><text:s text:c="2"/>printf("Hello makefiles!\n");</text:p>
            <text:p text:style-name="P4"/>
            <text:p text:style-name="P4"><text:s text:c="2"/>return;</text:p>
            <text:p text:style-name="P7">}</text:p>
          </table:table-cell>
          <table:table-cell table:style-name="Tableau1.C2" office:value-type="string">
            <text:p text:style-name="P4">/*</text:p>
            <text:p text:style-name="P4"><text:s/>* example include file</text:p>
            <text:p text:style-name="P4">*/</text:p>
            <text:p text:style-name="P4"/>
            <text:p text:style-name="P7">void myPrintHelloMake(void);</text:p>
          </table:table-cell>
        </table:table-row>
      </table:table>
      <text:p text:style-name="P2"/>
      <text:p text:style-name="P2">Normally, you would compile this collection of code by executing the following command:</text:p>
      <text:p text:style-name="Text_20_body"><text:span text:style-name="Teletype"><text:span text:style-name="T1">gcc -o hellomake hellomake.c hellofunc.c -I.</text:span></text:span></text:p>
      <text:p text:style-name="P2">This compiles the two .c files and names the executable <text:span text:style-name="T2">hellomake</text:span>. The <text:span text:style-name="Teletype"><text:span text:style-name="T2">-I.</text:span></text:span> is included so that gcc will look in the current directory (<text:span text:style-name="T2">.</text:span>) for the include file <text:span text:style-name="T2">hellomake.h</text:span>. Without a makefile, the typical approach to the test/modify/debug cycle is to use the up arrow in a terminal to go back to your last compile command so you don't have to type it each time, especially once you've added a few more .c files to the mix.</text:p>
      <text:p text:style-name="P2">Unfortunately, this approach to compilation has two downfalls. First, if you lose the compile command or switch computers you have to retype it from scratch, which is inefficient at best. Second, if you are only making changes to one .c file, recompiling all of them every time is also time-consuming and inefficient. So, it's time to see what we can do with a makefile.</text:p>
      <text:p text:style-name="P2">The simplest makefile you could create would look something like:</text:p>
      <text:p text:style-name="Text_20_body">Makefile 1 </text:p>
      <text:p text:style-name="P3">hellomake: hellomake.c hellofunc.c</text:p>
      <text:p text:style-name="P6"><text:s text:c="5"/>gcc -o hellomake hellomake.c hellofunc.c -I.</text:p>
      <text:p text:style-name="P2">If you put this rule into a file called <text:span text:style-name="Teletype"><text:span text:style-name="T2">Makefile</text:span></text:span> or <text:span text:style-name="Teletype"><text:span text:style-name="T2">makefile</text:span></text:span> and then type <text:span text:style-name="Teletype"><text:span text:style-name="T2">make</text:span></text:span> on the command line it will execute the compile command as you have written it in the makefile. Note that <text:span text:style-name="Teletype"><text:span text:style-name="T2">make</text:span></text:span> with no arguments executes the first rule in the file. Furthermore, by putting the list of files on <text:soft-page-break/>which the command depends on the first line after the <text:span text:style-name="Teletype"><text:span text:style-name="T2">:</text:span></text:span>, make knows that the rule <text:span text:style-name="Teletype"><text:span text:style-name="T2">hellomake</text:span></text:span> needs to be executed if any of those files change. Immediately, you have solved problem #1 and can avoid using the up arrow repeatedly, looking for your last compile command. However, the system is still not being efficient in terms of compiling only the latest changes.</text:p>
      <text:p text:style-name="P2">One very important thing to note is that there is a tab before the gcc command in the makefile. There must be a <text:span text:style-name="T6">&lt;TAB&gt;</text:span> at the beginning of any command, and <text:span text:style-name="Teletype"><text:span text:style-name="T2">make</text:span></text:span> will not be happy if it's not there.</text:p>
      <text:p text:style-name="P2">In order to be a bit more efficient, let's try the following:</text:p>
      <text:p text:style-name="P10">Makefile 2 </text:p>
      <text:p text:style-name="P3">CC=gcc</text:p>
      <text:p text:style-name="P3">CFLAGS=-I.</text:p>
      <text:p text:style-name="P3"/>
      <text:p text:style-name="P3">hellomake: hellomake.o hellofunc.o</text:p>
      <text:p text:style-name="P3"><text:s text:c="5"/>$(CC) -o hellomake hellomake.o hellofunc.o -I.</text:p>
      <text:p text:style-name="P5"/>
      <text:p text:style-name="P2">So now we've defined some constants <text:span text:style-name="Teletype"><text:span text:style-name="T2">CC</text:span></text:span> and <text:span text:style-name="Teletype"><text:span text:style-name="T2">CFLAGS</text:span></text:span>. It turns out these are special constants that communicate to <text:span text:style-name="Teletype"><text:span text:style-name="T2">make</text:span></text:span> how we want to compile the files <text:span text:style-name="T2">hellomake.c</text:span> and <text:span text:style-name="T2">hellofunc.c</text:span>. In particular, the macro <text:span text:style-name="Teletype"><text:span text:style-name="T2">CC</text:span></text:span> is the C compiler to use, and <text:span text:style-name="Teletype"><text:span text:style-name="T2">CFLAGS</text:span></text:span> is the list of flags to pass to the compilation command. By putting the object files – <text:span text:style-name="T2">hellomake.o</text:span> and <text:span text:style-name="T2">hellofunc.o</text:span> – in the dependency list and in the rule, <text:span text:style-name="Teletype"><text:span text:style-name="T2">make</text:span></text:span> knows it must first compile the .c versions individually, and then build the executable <text:span text:style-name="T2">hellomake</text:span>.</text:p>
      <text:p text:style-name="P2">Using this form of makefile is sufficient for most small scale projects. However, there is one thing missing: dependency on the include files. If you were to make a change to <text:span text:style-name="T2">hellomake.h</text:span>, for example, <text:span text:style-name="Teletype"><text:span text:style-name="T2">make</text:span></text:span> would not recompile the .c files, even though they needed to be. In order to fix this, we need to tell <text:span text:style-name="Teletype"><text:span text:style-name="T2">make</text:span></text:span> that all .c files depend on certain .h files. We can do this by writing a simple rule and adding it to the makefile.</text:p>
      <text:p text:style-name="Text_20_body">Makefile 3 </text:p>
      <text:p text:style-name="P3">CC=gcc</text:p>
      <text:p text:style-name="P3">CFLAGS=-I.</text:p>
      <text:p text:style-name="P3">DEPS = hellomake.h</text:p>
      <text:p text:style-name="P3"/>
      <text:p text:style-name="P3">%.o: %.c $(DEPS)</text:p>
      <text:p text:style-name="P3"><text:s text:c="8"/>$(CC) -c -o $@ $&lt; $(CFLAGS)</text:p>
      <text:p text:style-name="P3"/>
      <text:p text:style-name="P3">hellomake: hellomake.o hellofunc.o </text:p>
      <text:p text:style-name="P6"><text:s text:c="8"/>gcc -o hellomake hellomake.o hellofunc.o -I.</text:p>
      <text:p text:style-name="P2">This addition first creates the macro <text:span text:style-name="T2">DEPS</text:span>, which is the set of .h files on which the .c files depend. Then we define a rule that applies to all files ending in the .o suffix. The rule says that the .o file depends upon the .c version of the file and the .h files included in the <text:span text:style-name="T2">DEPS</text:span> macro. The rule then says that to generate the .o file, <text:span text:style-name="Teletype">make</text:span> needs to compile the .c file using the compiler defined in the <text:span text:style-name="T2">CC</text:span> macro. The <text:span text:style-name="T2">-c</text:span> flag says to generate the object file, the <text:span text:style-name="Teletype"><text:span text:style-name="T2">-o $@</text:span></text:span> says to put the output of the <text:soft-page-break/>compilation in the file named on the left side of the <text:span text:style-name="Teletype">:</text:span>, the <text:span text:style-name="Teletype"><text:span text:style-name="T2">$&lt;</text:span></text:span> is the first item in the dependencies list, and the <text:span text:style-name="T2">CFLAGS</text:span> macro is defined as above.</text:p>
      <text:p text:style-name="P2">As a final simplification, let's use the special macros <text:span text:style-name="Teletype"><text:span text:style-name="T2">$@</text:span></text:span> and <text:span text:style-name="Teletype"><text:span text:style-name="T2">$^</text:span></text:span>, which are the left and right sides of the <text:span text:style-name="Teletype"><text:span text:style-name="T2">:</text:span></text:span>, respectively, to make the overall compilation rule more general. In the example below, all of the include files should be listed as part of the macro <text:span text:style-name="T2">DEPS</text:span>, and all of the object files should be listed as part of the macro <text:span text:style-name="T2">OBJ</text:span>.</text:p>
      <text:p text:style-name="Text_20_body">Makefile 4 </text:p>
      <text:p text:style-name="P3">CC=gcc</text:p>
      <text:p text:style-name="P3">CFLAGS=-I.</text:p>
      <text:p text:style-name="P3">DEPS = hellomake.h</text:p>
      <text:p text:style-name="P3">OBJ = hellomake.o hellofunc.o </text:p>
      <text:p text:style-name="P3"/>
      <text:p text:style-name="P3">%.o: %.c $(DEPS)</text:p>
      <text:p text:style-name="P3"><text:s text:c="8"/>$(CC) -c -o $@ $&lt; $(CFLAGS)</text:p>
      <text:p text:style-name="P3"/>
      <text:p text:style-name="P3">hellomake: $(OBJ)</text:p>
      <text:p text:style-name="P6"><text:s text:c="8"/>gcc -o $@ $^ $(CFLAGS)</text:p>
      <text:p text:style-name="P2">So what if we want to start putting our .h files in an include directory, our source code in a <text:span text:style-name="T10">src</text:span> directory, and some local libraries in a <text:span text:style-name="T10">lib</text:span> directory? Also, can we somehow hide those annoying <text:span text:style-name="T11">.o</text:span> files that hang around all over the place? The answer, of course, is yes. The following makefile defines paths to the <text:span text:style-name="T10">include</text:span> and <text:span text:style-name="T10">lib</text:span> directories, and places the object files in an <text:span text:style-name="T10">obj</text:span> subdirectory within the <text:span text:style-name="T10">src</text:span> directory. It also has a macro defined for any libraries you want to include, such as the math library <text:span text:style-name="Teletype"><text:span text:style-name="T2">-lm</text:span></text:span>. This makefile should be located in the <text:span text:style-name="T10">src</text:span> directory. Note that it also includes a rule for cleaning up your source and object directories if you type <text:span text:style-name="Teletype"><text:span text:style-name="T2">make clean</text:span></text:span>. The <text:span text:style-name="T2">.PHONY</text:span> rule keeps <text:span text:style-name="Teletype"><text:span text:style-name="T2">make</text:span></text:span> from doing something with a file named <text:span text:style-name="T2">clean</text:span>.</text:p>
      <text:p text:style-name="Text_20_body">Makefile 5 </text:p>
      <text:p text:style-name="P3">IDIR =../include</text:p>
      <text:p text:style-name="P3">CC=gcc</text:p>
      <text:p text:style-name="P3">CFLAGS=-I$(IDIR)</text:p>
      <text:p text:style-name="P3"/>
      <text:p text:style-name="P3">ODIR=obj</text:p>
      <text:p text:style-name="P3">LDIR =../lib</text:p>
      <text:p text:style-name="P3"/>
      <text:p text:style-name="P3">LIBS=-lm</text:p>
      <text:p text:style-name="P3"/>
      <text:p text:style-name="P3">_DEPS = hellomake.h</text:p>
      <text:p text:style-name="P3">DEPS = $(patsubst %,$(IDIR)/%,$(_DEPS))</text:p>
      <text:p text:style-name="P3"/>
      <text:p text:style-name="P3">_OBJ = hellomake.o hellofunc.o </text:p>
      <text:p text:style-name="P3">OBJ = $(patsubst %,$(ODIR)/%,$(_OBJ))</text:p>
      <text:p text:style-name="P3"/>
      <text:p text:style-name="P3"/>
      <text:p text:style-name="P3">$(ODIR)/%.o: %.c $(DEPS)</text:p>
      <text:p text:style-name="P3"><text:s text:c="8"/>$(CC) -c -o $@ $&lt; $(CFLAGS)</text:p>
      <text:p text:style-name="P3"/>
      <text:p text:style-name="P3">hellomake: $(OBJ)</text:p>
      <text:p text:style-name="P3"><text:s text:c="8"/>gcc -o $@ $^ $(CFLAGS) $(LIBS)</text:p>
      <text:p text:style-name="P3"/>
      <text:p text:style-name="P3">.PHONY: clean</text:p>
      <text:p text:style-name="P3"/>
      <text:p text:style-name="P3"><text:soft-page-break/>clean:</text:p>
      <text:p text:style-name="P6"><text:s text:c="8"/>rm -f $(ODIR)/*.o *~ core $(INCDIR)/*~ </text:p>
      <text:p text:style-name="P2">So now you have a perfectly good makefile that you can modify to manage small and medium-sized software projects. You can add multiple rules to a makefile; you can even create rules that call other rules. For more information on makefiles and the <text:span text:style-name="Teletype">make</text:span> function, check out the <text:a xlink:type="simple" xlink:href="http://www.gnu.org/software/make/manual/make.html" text:style-name="Internet_20_link" text:visited-style-name="Visited_20_Internet_20_Link">GNU Make Manual</text:a>, which will tell you more than you ever wanted to know (reall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svg:font-family="Palatino" style:font-family-generic="roman"/>
    <style:font-face style:name="Calibri"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Calibri1"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6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alatino" fo:font-family="Palatino" style:font-family-generic="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alatino" fo:font-family="Palatino" style:font-family-generic="roman"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in Lebret</meta:initial-creator>
    <meta:creation-date>2016-10-27T10:59:07.806179000</meta:creation-date>
    <dc:date>2016-10-27T13:33:06.351876000</dc:date>
    <dc:creator>Alain Lebret</dc:creator>
    <meta:editing-duration>PT2H23M12S</meta:editing-duration>
    <meta:editing-cycles>6</meta:editing-cycles>
    <meta:generator>LibreOffice/5.1.5.2$MacOSX_X86_64 LibreOffice_project/7a864d8825610a8c07cfc3bc01dd4fce6a9447e5</meta:generator>
    <meta:document-statistic meta:table-count="1" meta:image-count="0" meta:object-count="0" meta:page-count="4" meta:paragraph-count="81" meta:word-count="1156" meta:character-count="6720" meta:non-whitespace-character-count="5556"/>
  </office:meta>
</office:document-meta>
</file>